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836cm"/>
    </style:style>
    <style:style style:name="gr2" style:family="graphic" style:parent-style-name="objectwithoutfill">
      <style:graphic-properties draw:marker-end="Arrow" draw:marker-end-width="0.203cm" draw:fill="none" draw:textarea-vertical-align="middle"/>
    </style:style>
    <style:style style:name="gr3" style:family="graphic" style:parent-style-name="objectwithoutfill">
      <style:graphic-properties draw:marker-end="Arrow" draw:marker-end-width="0.20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4cm" fo:min-width="1.6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3cm" fo:min-width="1.61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4cm" fo:min-width="1.614cm"/>
    </style:style>
    <style:style style:name="gr7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4cm" fo:min-width="1.65cm"/>
    </style:style>
    <style:style style:name="gr9" style:family="graphic" style:parent-style-name="objectwithoutfill">
      <style:graphic-properties draw:marker-end="Arrow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4cm" fo:min-width="0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4cm" fo:min-width="3.75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4cm" fo:min-width="3.753cm"/>
    </style:style>
    <style:style style:name="gr13" style:family="graphic" style:parent-style-name="objectwithoutfill">
      <style:graphic-properties draw:marker-start="Arrow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4cm" fo:min-width="3.726cm"/>
    </style:style>
    <style:style style:name="P1" style:family="paragraph">
      <style:paragraph-properties fo:text-align="center"/>
      <style:text-properties fo:font-family="'Charis SIL'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family="'Charis SIL'" style:font-pitch="variable"/>
    </style:style>
    <style:style style:name="T2" style:family="text">
      <style:text-properties fo:font-family="'Charis SIL'" style:font-style-name="Regular" style:font-family-asian="'Charis SIL'" style:font-style-name-asian="Regular" style:font-family-complex="'Charis SIL'" style:font-style-name-complex="Regular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81cm" svg:height="2.086cm" svg:x="1.877cm" svg:y="5.677cm">
          <draw:text-box>
            <text:p text:style-name="P1"><text:span text:style-name="T1">A</text:span></text:p>
          </draw:text-box>
        </draw:frame>
        <draw:frame draw:style-name="gr1" draw:text-style-name="P2" draw:layer="layout" svg:width="1.781cm" svg:height="2.086cm" svg:x="9.704cm" svg:y="5.677cm">
          <draw:text-box>
            <text:p text:style-name="P2"><text:span text:style-name="T2">́</text:span></text:p>
          </draw:text-box>
        </draw:frame>
        <draw:frame draw:style-name="gr1" draw:text-style-name="P2" draw:layer="layout" svg:width="1.781cm" svg:height="2.086cm" svg:x="17.531cm" svg:y="5.677cm">
          <draw:text-box>
            <text:p text:style-name="P2"><text:span text:style-name="T2">̥</text:span></text:p>
          </draw:text-box>
        </draw:frame>
        <draw:frame draw:style-name="gr1" draw:text-style-name="P2" draw:layer="layout" svg:width="1.781cm" svg:height="2.086cm" svg:x="25.355cm" svg:y="5.677cm">
          <draw:text-box>
            <text:p text:style-name="P2"><text:span text:style-name="T2">B</text:span></text:p>
          </draw:text-box>
        </draw:frame>
        <draw:line draw:style-name="gr2" draw:text-style-name="P2" draw:layer="layout" svg:x1="3.658cm" svg:y1="7.277cm" svg:x2="9.649cm" svg:y2="7.277cm">
          <text:p/>
        </draw:line>
        <draw:line draw:style-name="gr3" draw:text-style-name="P2" draw:layer="layout" svg:x1="11.43cm" svg:y1="7.277cm" svg:x2="17.421cm" svg:y2="7.277cm">
          <text:p/>
        </draw:line>
        <draw:line draw:style-name="gr3" draw:text-style-name="P2" draw:layer="layout" svg:x1="19.202cm" svg:y1="7.277cm" svg:x2="25.193cm" svg:y2="7.277cm">
          <text:p/>
        </draw:line>
        <draw:frame draw:style-name="gr4" draw:text-style-name="P3" draw:layer="layout" svg:width="2.115cm" svg:height="1.174cm" svg:x="8.158cm" svg:y="7.215cm">
          <draw:text-box>
            <text:p><text:span text:style-name="T3">next</text:span></text:p>
          </draw:text-box>
        </draw:frame>
        <draw:frame draw:style-name="gr5" draw:text-style-name="P3" draw:layer="layout" svg:width="2.114cm" svg:height="1.173cm" svg:x="15.921cm" svg:y="7.175cm">
          <draw:text-box>
            <text:p><text:span text:style-name="T3">next</text:span></text:p>
          </draw:text-box>
        </draw:frame>
        <draw:frame draw:style-name="gr6" draw:text-style-name="P3" draw:layer="layout" svg:width="2.114cm" svg:height="1.174cm" svg:x="23.7cm" svg:y="7.226cm">
          <draw:text-box>
            <text:p><text:span text:style-name="T3">next</text:span></text:p>
          </draw:text-box>
        </draw:frame>
        <draw:g>
          <draw:line draw:style-name="gr7" draw:text-style-name="P2" draw:layer="layout" svg:x1="3.656cm" svg:y1="6.225cm" svg:x2="9.647cm" svg:y2="6.225cm">
            <text:p/>
          </draw:line>
          <draw:frame draw:style-name="gr8" draw:text-style-name="P3" draw:layer="layout" svg:width="2.15cm" svg:height="1.174cm" svg:x="3.844cm" svg:y="5.472cm">
            <draw:text-box>
              <text:p><text:span text:style-name="T3">prev</text:span></text:p>
            </draw:text-box>
          </draw:frame>
        </draw:g>
        <draw:g>
          <draw:line draw:style-name="gr7" draw:text-style-name="P2" draw:layer="layout" svg:x1="11.602cm" svg:y1="6.14cm" svg:x2="17.593cm" svg:y2="6.14cm">
            <text:p/>
          </draw:line>
          <draw:frame draw:style-name="gr8" draw:text-style-name="P3" draw:layer="layout" svg:width="2.15cm" svg:height="1.174cm" svg:x="11.789cm" svg:y="5.388cm">
            <draw:text-box>
              <text:p><text:span text:style-name="T3">prev</text:span></text:p>
            </draw:text-box>
          </draw:frame>
        </draw:g>
        <draw:g>
          <draw:line draw:style-name="gr7" draw:text-style-name="P2" draw:layer="layout" svg:x1="19.4cm" svg:y1="6.079cm" svg:x2="25.391cm" svg:y2="6.079cm">
            <text:p/>
          </draw:line>
          <draw:frame draw:style-name="gr8" draw:text-style-name="P3" draw:layer="layout" svg:width="2.15cm" svg:height="1.174cm" svg:x="19.588cm" svg:y="5.326cm">
            <draw:text-box>
              <text:p><text:span text:style-name="T3">prev</text:span></text:p>
            </draw:text-box>
          </draw:frame>
        </draw:g>
        <draw:path draw:style-name="gr9" draw:text-style-name="P2" draw:layer="layout" svg:width="8.117cm" svg:height="5.137cm" draw:transform="skewX (0.311366738555788) rotate (0.671602696167418) translate (2.5246640242874cm 5.65781615786811cm)" svg:viewBox="0 0 8118 5138" svg:d="m0 0c5987 1 8118 5138 8118 5138">
          <text:p/>
        </draw:path>
        <draw:path draw:style-name="gr9" draw:text-style-name="P2" draw:layer="layout" svg:width="8.117cm" svg:height="5.137cm" draw:transform="skewX (0.311366738555788) rotate (0.671602696167418) translate (10.4585483218081cm 5.65781615786811cm)" svg:viewBox="0 0 8118 5138" svg:d="m0 0c5987 1 8118 5138 8118 5138">
          <text:p/>
        </draw:path>
        <draw:frame draw:style-name="gr10" draw:text-style-name="P3" draw:layer="layout" svg:width="1.917cm" svg:height="1.174cm" svg:x="6.189cm" svg:y="3.715cm">
          <draw:text-box>
            <text:p><text:span text:style-name="T3">first</text:span></text:p>
          </draw:text-box>
        </draw:frame>
        <draw:frame draw:style-name="gr11" draw:text-style-name="P3" draw:layer="layout" svg:width="4.254cm" svg:height="1.174cm" svg:x="13.425cm" svg:y="3.836cm">
          <draw:text-box>
            <text:p><text:span text:style-name="T3">next sibling</text:span></text:p>
          </draw:text-box>
        </draw:frame>
        <draw:path draw:style-name="gr9" draw:text-style-name="P2" draw:layer="layout" svg:width="24.98cm" svg:height="13.423cm" draw:transform="skewX (0.390255620745932) rotate (0.603883921190038) translate (2.52466401466176cm 5.65781611349776cm)" svg:viewBox="0 0 24981 13424" svg:d="m0 0c14753-1 24981 13424 24981 13424">
          <text:p/>
        </draw:path>
        <draw:frame draw:style-name="gr12" draw:text-style-name="P3" draw:layer="layout" svg:width="4.253cm" svg:height="1.174cm" svg:x="12.796cm" svg:y="1.748cm">
          <draw:text-box>
            <text:p><text:span text:style-name="T3">next sibling</text:span></text:p>
          </draw:text-box>
        </draw:frame>
        <draw:path draw:style-name="gr13" draw:text-style-name="P2" draw:layer="layout" svg:width="8.608cm" svg:height="4.514cm" draw:transform="skewX (-0.432667121569394) rotate (-0.605454717516834) translate (3.54171941435704cm 2.86299649455585cm)" svg:viewBox="0 0 8609 4515" svg:d="m0 4515c5120 1 8609-4515 8609-4515">
          <text:p/>
        </draw:path>
        <draw:frame draw:style-name="gr14" draw:text-style-name="P3" draw:layer="layout" svg:width="4.226cm" svg:height="1.174cm" svg:x="5.347cm" svg:y="8.301cm">
          <draw:text-box>
            <text:p><text:span text:style-name="T3">attached to</text:span></text:p>
          </draw:text-box>
        </draw:frame>
        <draw:path draw:style-name="gr13" draw:text-style-name="P2" draw:layer="layout" svg:width="16.964cm" svg:height="10.52cm" draw:transform="skewX (-0.450294947014537) rotate (-0.724835238353246) translate (5.69260949242817cm -3.48499015507868cm)" svg:viewBox="0 0 16965 10521" svg:d="m0 10521c10814-2 16965-10521 16965-10521">
          <text:p/>
        </draw:path>
        <draw:frame draw:style-name="gr14" draw:text-style-name="P3" draw:layer="layout" svg:width="4.226cm" svg:height="1.174cm" svg:x="9.037cm" svg:y="10.174cm">
          <draw:text-box>
            <text:p><text:span text:style-name="T3">attached t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2.7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Hosken</meta:initial-creator>
    <meta:creation-date>2012-07-10T14:49:32</meta:creation-date>
    <dc:date>2012-07-10T15:42:21</dc:date>
    <dc:creator>Martin Hosken</dc:creator>
    <meta:editing-duration>PT37M27S</meta:editing-duration>
    <meta:editing-cycles>3</meta:editing-cycles>
    <meta:generator>LibreOffice/3.5$Linux_X86_64 LibreOffice_project/350m1$Build-2</meta:generator>
    <meta:document-statistic meta:object-count="29"/>
  </office:meta>
</office:document-meta>
</file>